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hnschrift" svg:font-family="Bahnschrift" style:font-adornments="Standard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7f481" officeooo:paragraph-rsid="0007f481"/>
    </style:style>
    <style:style style:name="P2" style:family="paragraph" style:parent-style-name="Code">
      <style:text-properties officeooo:paragraph-rsid="000b0961"/>
    </style:style>
    <style:style style:name="P3" style:family="paragraph" style:parent-style-name="Code">
      <style:text-properties officeooo:rsid="0004b10f"/>
    </style:style>
    <style:style style:name="P4" style:family="paragraph" style:parent-style-name="Code">
      <style:text-properties officeooo:paragraph-rsid="000c9efa"/>
    </style:style>
    <style:style style:name="P5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officeooo:rsid="000b0961" officeooo:paragraph-rsid="000b0961"/>
    </style:style>
    <style:style style:name="P8" style:family="paragraph" style:parent-style-name="Heading_20_1">
      <style:text-properties officeooo:paragraph-rsid="000b0961"/>
    </style:style>
    <style:style style:name="P9" style:family="paragraph" style:parent-style-name="Heading_20_1">
      <style:text-properties officeooo:rsid="000504d7"/>
    </style:style>
    <style:style style:name="P10" style:family="paragraph" style:parent-style-name="Heading_20_1">
      <style:text-properties officeooo:paragraph-rsid="000c9efa"/>
    </style:style>
    <style:style style:name="P11" style:family="paragraph" style:parent-style-name="Heading_20_2">
      <style:text-properties officeooo:paragraph-rsid="000b0961"/>
    </style:style>
    <style:style style:name="P12" style:family="paragraph" style:parent-style-name="Preformatted_20_Text">
      <style:paragraph-properties fo:margin-top="0in" fo:margin-bottom="0.1965in" style:contextual-spacing="false"/>
      <style:text-properties officeooo:paragraph-rsid="000b0961"/>
    </style:style>
    <style:style style:name="P13" style:family="paragraph" style:parent-style-name="Preformatted_20_Text">
      <style:text-properties officeooo:paragraph-rsid="000b0961"/>
    </style:style>
    <style:style style:name="P14" style:family="paragraph" style:parent-style-name="Standard">
      <style:text-properties officeooo:rsid="00075e2a" officeooo:paragraph-rsid="000b0961"/>
    </style:style>
    <style:style style:name="P15" style:family="paragraph" style:parent-style-name="Standard">
      <style:text-properties fo:font-weight="bold" officeooo:rsid="00104911" officeooo:paragraph-rsid="000b0961" style:font-weight-asian="bold" style:font-weight-complex="bold"/>
    </style:style>
    <style:style style:name="P16" style:family="paragraph" style:parent-style-name="Standard">
      <style:text-properties officeooo:paragraph-rsid="000b0961"/>
    </style:style>
    <style:style style:name="P17" style:family="paragraph" style:parent-style-name="Standard">
      <style:text-properties officeooo:paragraph-rsid="000c9efa"/>
    </style:style>
    <style:style style:name="P18" style:family="paragraph" style:parent-style-name="Standard">
      <style:text-properties officeooo:rsid="000c9efa" officeooo:paragraph-rsid="000c9efa"/>
    </style:style>
    <style:style style:name="P19" style:family="paragraph" style:parent-style-name="Standard">
      <style:text-properties officeooo:rsid="000cb72d" officeooo:paragraph-rsid="000cb72d"/>
    </style:style>
    <style:style style:name="P20" style:family="paragraph" style:parent-style-name="Text_20_body">
      <style:text-properties officeooo:rsid="000b0961" officeooo:paragraph-rsid="000b0961"/>
    </style:style>
    <style:style style:name="P21" style:family="paragraph" style:parent-style-name="Text_20_body">
      <style:text-properties officeooo:paragraph-rsid="000b0961"/>
    </style:style>
    <style:style style:name="P22" style:family="paragraph" style:parent-style-name="Text_20_body">
      <style:text-properties officeooo:rsid="000bb583" officeooo:paragraph-rsid="000b0961"/>
    </style:style>
    <style:style style:name="P23" style:family="paragraph" style:parent-style-name="Text_20_body">
      <style:text-properties officeooo:rsid="000d286e" officeooo:paragraph-rsid="000b0961"/>
    </style:style>
    <style:style style:name="P24" style:family="paragraph" style:parent-style-name="Text_20_body">
      <style:text-properties officeooo:rsid="000c9efa" officeooo:paragraph-rsid="000c9efa"/>
    </style:style>
    <style:style style:name="P25" style:family="paragraph" style:parent-style-name="Text_20_body">
      <style:text-properties officeooo:rsid="000504d7" officeooo:paragraph-rsid="000c9efa"/>
    </style:style>
    <style:style style:name="P26" style:family="paragraph" style:parent-style-name="Text_20_body">
      <style:text-properties officeooo:rsid="0006fd4e" officeooo:paragraph-rsid="000c9efa"/>
    </style:style>
    <style:style style:name="T1" style:family="text">
      <style:text-properties officeooo:rsid="0004b10f"/>
    </style:style>
    <style:style style:name="T2" style:family="text">
      <style:text-properties officeooo:rsid="000b0961"/>
    </style:style>
    <style:style style:name="T3" style:family="text">
      <style:text-properties officeooo:rsid="000d286e"/>
    </style:style>
    <style:style style:name="T4" style:family="text">
      <style:text-properties officeooo:rsid="0008ae5e"/>
    </style:style>
    <style:style style:name="T5" style:family="text">
      <style:text-properties officeooo:rsid="000a9a56"/>
    </style:style>
    <style:style style:name="T6" style:family="text">
      <style:text-properties officeooo:rsid="00104911"/>
    </style:style>
    <style:style style:name="T7" style:family="text">
      <style:text-properties officeooo:rsid="001126dc"/>
    </style:style>
    <style:style style:name="T8" style:family="text">
      <style:text-properties officeooo:rsid="000ebf21"/>
    </style:style>
    <style:style style:name="T9" style:family="text">
      <style:text-properties officeooo:rsid="000cbbf3"/>
    </style:style>
    <style:style style:name="T10" style:family="text">
      <style:text-properties officeooo:rsid="000c9efa"/>
    </style:style>
    <style:style style:name="T11" style:family="text">
      <style:text-properties officeooo:rsid="000cb72d"/>
    </style:style>
    <style:style style:name="T12" style:family="text">
      <style:text-properties officeooo:rsid="000dfc9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# Program<text:span text:style-name="T2">ing on</text:span> Linux Mint<text:span text:style-name="T2"><text:bookmark-ref text:reference-format="chapter" text:ref-name="__RefHeading___Toc296_3909822207"/></text:span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5"><text:a xlink:type="simple" xlink:href="#__RefHeading___Toc296_3909822207" text:style-name="Index_20_Link" text:visited-style-name="Index_20_Link">Intro<text:tab/>1</text:a></text:p>
          <text:p text:style-name="P5"><text:a xlink:type="simple" xlink:href="#__RefHeading___Toc300_3909822207" text:style-name="Index_20_Link" text:visited-style-name="Index_20_Link">Install – Dotnet<text:tab/>1</text:a></text:p>
          <text:p text:style-name="P5"><text:a xlink:type="simple" xlink:href="#__RefHeading___Toc302_3909822207" text:style-name="Index_20_Link" text:visited-style-name="Index_20_Link">testdrive - Dotnet<text:tab/>1</text:a></text:p>
          <text:p text:style-name="P5"><text:a xlink:type="simple" xlink:href="#__RefHeading___Toc304_3909822207" text:style-name="Index_20_Link" text:visited-style-name="Index_20_Link">Install VSCodium<text:tab/>2</text:a></text:p>
          <text:p text:style-name="P6"><text:a xlink:type="simple" xlink:href="#__RefHeading___Toc306_3909822207" text:style-name="Index_20_Link" text:visited-style-name="Index_20_Link">install SDK-extensions<text:tab/>2</text:a></text:p>
          <text:p text:style-name="P6"><text:a xlink:type="simple" xlink:href="#__RefHeading___Toc308_3909822207" text:style-name="Index_20_Link" text:visited-style-name="Index_20_Link">install debugger<text:tab/>3</text:a></text:p>
          <text:p text:style-name="P5"><text:a xlink:type="simple" xlink:href="#__RefHeading___Toc310_3909822207" text:style-name="Index_20_Link" text:visited-style-name="Index_20_Link">Install Avalonia (for GUI)<text:tab/>3</text:a></text:p>
          <text:p text:style-name="P5"><text:a xlink:type="simple" xlink:href="#__RefHeading___Toc312_3909822207" text:style-name="Index_20_Link" text:visited-style-name="Index_20_Link">testdrive Avalonia<text:tab/>3</text:a></text:p>
        </text:index-body>
      </text:table-of-content>
      <text:p text:style-name="Standard"/>
      <text:h text:style-name="P7" text:outline-level="1"><text:bookmark-start text:name="__RefHeading___Toc296_3909822207"/>Intro<text:bookmark-end text:name="__RefHeading___Toc296_3909822207"/></text:h>
      <text:p text:style-name="P20">I want to learn how to program in C# in Linu<text:span text:style-name="T10">x</text:span> Mint.</text:p>
      <text:p text:style-name="P20">So I’m listing here steps to setup certain tools.</text:p>
      <text:p text:style-name="P20">- <text:span text:style-name="T10">VS Codium as Editor &amp; Debugger</text:span></text:p>
      <text:p text:style-name="P20">- <text:span text:style-name="T10">Avalonia for GUI</text:span></text:p>
      <text:h text:style-name="P8" text:outline-level="1"><text:bookmark-start text:name="__RefHeading___Toc300_3909822207"/>Install – <text:span text:style-name="T1">Dotnet</text:span><text:bookmark-end text:name="__RefHeading___Toc300_3909822207"/></text:h>
      <text:p text:style-name="P20">Install the Microsoft .Net enviroment via Terminal-command</text:p>
      <text:p text:style-name="P21">- <text:span text:style-name="T2">update package-server</text:span></text:p>
      <text:p text:style-name="P2">sudo apt-get update</text:p>
      <text:p text:style-name="P2"/>
      <text:p text:style-name="P2">- <text:span text:style-name="T2">install dotnet (8.0)</text:span></text:p>
      <text:p text:style-name="P2">sudo apt install dotnet-sdk-8.0</text:p>
      <text:p text:style-name="P2"/>
      <text:p text:style-name="P2">- <text:span text:style-name="T2">check if version is now readable</text:span></text:p>
      <text:p text:style-name="P2">dotnet --Version</text:p>
      <text:p text:style-name="P2">8.0.118</text:p>
      <text:p text:style-name="P2"/>
      <text:h text:style-name="P10" text:outline-level="1"><text:bookmark-start text:name="__RefHeading___Toc302_3909822207"/><text:span text:style-name="T10">testdrive -</text:span> Dotnet<text:bookmark-end text:name="__RefHeading___Toc302_3909822207"/></text:h>
      <text:p text:style-name="P24">Use the terminal to create and run a helloworld console-app.</text:p>
      <text:p text:style-name="P26">- <text:span text:style-name="T10">Create console app in current directory</text:span></text:p>
      <text:p text:style-name="P4">dotnet new console -o <text:span text:style-name="T10">MyProgram</text:span></text:p>
      <text:p text:style-name="P4">cd <text:span text:style-name="T10">MyProgram</text:span></text:p>
      <text:p text:style-name="P4"><text:soft-page-break/></text:p>
      <text:p text:style-name="P17">- <text:span text:style-name="T10">compile and run the app </text:span>(<text:span text:style-name="T10">output into</text:span> ./bin/debug/net8.0)</text:p>
      <text:p text:style-name="P4">dotnet run</text:p>
      <text:p text:style-name="P18">or</text:p>
      <text:p text:style-name="Code">cd bin/debug/net8.0 und dann</text:p>
      <text:p text:style-name="Code">./<text:span text:style-name="T10">MyProgram</text:span> </text:p>
      <text:p text:style-name="P25"/>
      <text:p text:style-name="P25"/>
      <text:h text:style-name="Heading_20_1" text:outline-level="1"><text:bookmark-start text:name="__RefHeading___Toc304_3909822207"/>Install VSCodium<text:bookmark-end text:name="__RefHeading___Toc304_3909822207"/></text:h>
      <text:p text:style-name="P20">There is no Visual Studio for Linux, so I’m choosing VS Codium. Altnerative would be VS Code but I’m trying to avoid Microsoft Crapware.</text:p>
      <text:p text:style-name="P1">- <text:span text:style-name="T2">install with packagemanager</text:span></text:p>
      <text:h text:style-name="P11" text:outline-level="2"><text:bookmark-start text:name="__RefHeading___Toc306_3909822207"/>install SDK-extensions<text:bookmark-end text:name="__RefHeading___Toc306_3909822207"/></text:h>
      <text:p text:style-name="P19">Additional to dotnet we need some extension for codium.</text:p>
      <text:p text:style-name="P19"/>
      <text:p text:style-name="P14">- in Terminal enter</text:p>
      <text:p text:style-name="Code">flatpak search org.freedesktop.Sdk.Extension</text:p>
      <text:p text:style-name="P13"/>
      <text:p text:style-name="P16">You get a list of extensions </text:p>
      <text:p text:style-name="Code">Free Pascal Compiler an… A compiler for the closely related programming-language dialects Pascal and… …sktop.Sdk.Extension.freepascal 3.2.2 <text:s text:c="18"/>20.08 <text:s/>flathub</text:p>
      <text:p text:style-name="Code">.NET 9 SDK extension <text:s text:c="4"/>.NET 9 SDK extension <text:s text:c="56"/>…edesktop.Sdk.Extension.dotnet9 9.0.4 <text:s text:c="18"/>24.08 <text:s/>flathub</text:p>
      <text:p text:style-name="Code">.NET 8 SDK extension <text:s text:c="4"/>.NET 8 SDK extension <text:s text:c="56"/>…edesktop.Sdk.Extension.dotnet8 8.0.412 <text:s text:c="16"/>24.08 <text:s/>flathub</text:p>
      <text:p text:style-name="Code">.NET 8 SDK extension <text:s text:c="4"/>.NET 8 SDK extension <text:s text:c="56"/>…edesktop.Sdk.Extension.dotnet8 8.0.411 <text:s text:c="16"/>23.08 <text:s/>flathub</text:p>
      <text:p text:style-name="Code">.NET Core SDK extension <text:s/>.NET Core SDK extension …edesktop.Sdk.Extension.dotnet7 7.0.410 <text:s text:c="16"/>23.08 <text:s/>flathub</text:p>
      <text:p text:style-name="P16"/>
      <text:p text:style-name="P16"><text:span text:style-name="T4">- install the desired (</text:span><text:span text:style-name="T5">here we use dotnet8, </text:span><text:span text:style-name="T4">it may ask which subversion you want)</text:span></text:p>
      <text:p text:style-name="Code">flatpak install flathub org.freedesktop.Sdk.Extension.dotnet<text:span text:style-name="T4">8</text:span></text:p>
      <text:p text:style-name="P13"/>
      <text:p text:style-name="P16"><text:span text:style-name="T4">- then enable and run vscodium (the </text:span><text:span text:style-name="T6">Ext-</text:span><text:span text:style-name="T4">name is the last part of AppId?)</text:span></text:p>
      <text:p text:style-name="Code">FLATPAK_ENABLE_SDK_EXT=dotnet<text:span text:style-name="T4">8</text:span> flatpak run com.vscodium.codium</text:p>
      <text:p text:style-name="Code"/>
      <text:p text:style-name="P15">Always start with this command instead just clicking Codium-Icon or you get dotnet not found error! <text:span text:style-name="T7">Create a launcher with this command: </text:span></text:p>
      <text:p text:style-name="Code">env FLATPAK_ENABLE_SDK_EXT=dotnet8 /usr/bin/flatpak run --branch=stable --arch=x86_64 --command=com.vscodium.codium --file-forwarding com.vscodium.codium @@ %F @@</text:p>
      <text:p text:style-name="P12"/>
      <text:p text:style-name="P16"><text:soft-page-break/>After vscodium is started check in its terminal if dotnet is available:</text:p>
      <text:p text:style-name="Code">dotnet --version</text:p>
      <text:p text:style-name="Code">8.0.412</text:p>
      <text:p text:style-name="Code"/>
      <text:h text:style-name="P11" text:outline-level="2"><text:bookmark-start text:name="__RefHeading___Toc308_3909822207"/>install debugger<text:bookmark-end text:name="__RefHeading___Toc308_3909822207"/></text:h>
      <text:p text:style-name="P22">- <text:span text:style-name="T11">in </text:span><text:span text:style-name="T10">codium </text:span>extension-browser <text:span text:style-name="T11">install</text:span> C# with netcoredebug (this is newer then C# from muhammad-sammy)</text:p>
      <text:p text:style-name="P22">- open your project (open folder where the cspr<text:span text:style-name="T10">o</text:span>j file is located)</text:p>
      <text:p text:style-name="P22">- choose run; a drop down should open to create a new launch config (assuming you have no launch.json already). Select net<text:span text:style-name="T11">5</text:span> and .netcore. This will create launch options for run and attach. <text:span text:style-name="T11">It will also add task.json with build-action.</text:span></text:p>
      <text:p text:style-name="P22">- <text:span text:style-name="T8">you might need to double check if debugger </text:span><text:span text:style-name="T11">in launch.json</text:span><text:span text:style-name="T8"> points to correct location like</text:span></text:p>
      <text:p text:style-name="P22">/home/homeadmin/.var/app/com.vscodium.codium/data/codium/extensions/blipk.csharp-2.47.51-linux-x64/.debugger/netcoredbg</text:p>
      <text:p text:style-name="P22">- <text:span text:style-name="T9">try to run; the application should build and start</text:span></text:p>
      <text:p text:style-name="P22">- <text:span text:style-name="T9">set a breakpoint and run again; the program now halts at the breakpoint and codium-editor should visualize this</text:span></text:p>
      <text:p text:style-name="P23">So we can now create,compile and debug console-apps.</text:p>
      <text:p text:style-name="P23"/>
      <text:h text:style-name="Heading_20_1" text:outline-level="1"><text:bookmark-start text:name="__RefHeading___Toc310_3909822207"/>Install Avalonia (for GUI)<text:bookmark-end text:name="__RefHeading___Toc310_3909822207"/></text:h>
      <text:p text:style-name="P24">We cant use winforms on Linux; possible alternatives are MAUI or AVALONIA</text:p>
      <text:p text:style-name="P21">- <text:span text:style-name="T3">install Avalonia from Avalonia from extension-Browser</text:span></text:p>
      <text:h text:style-name="Heading_20_1" text:outline-level="1"><text:bookmark-start text:name="__RefHeading___Toc312_3909822207"/>testdrive Avalonia<text:bookmark-end text:name="__RefHeading___Toc312_3909822207"/></text:h>
      <text:p text:style-name="P21">- <text:span text:style-name="T3">close workspace/folder in codium (or the create-dialog doesn’t show)</text:span></text:p>
      <text:p text:style-name="P21">- <text:span text:style-name="T3">click on folder icon and the create-dialog should open, select </text:span><text:span text:style-name="T12">crossplatform application</text:span></text:p>
      <text:p text:style-name="P21">- <text:span text:style-name="T12">try to run; launch.json will be created (see install debugger)</text:span></text:p>
      <text:p text:style-name="P21">- <text:span text:style-name="T12">run again; terminal should indicate build and then a GUI-window with Welcome should open</text:span></text:p>
      <text:p text:style-name="P3"/>
      <text:h text:style-name="P9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hnschrift" svg:font-family="Bahnschrift" style:font-adornments="Standard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ode" style:family="paragraph" style:auto-update="true">
      <style:text-properties style:font-name="Bahnschrift" fo:font-family="Bahnschrift" style:font-style-name="Standard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6T09:39:54.026527500</meta:creation-date>
    <meta:generator>LibreOffice/24.2.7.2$Linux_X86_64 LibreOffice_project/420$Build-2</meta:generator>
    <dc:date>2025-08-03T12:01:10.282637943</dc:date>
    <meta:editing-duration>PT2H44M19S</meta:editing-duration>
    <meta:editing-cycles>8</meta:editing-cycles>
    <meta:document-statistic meta:table-count="0" meta:image-count="0" meta:object-count="0" meta:page-count="3" meta:paragraph-count="73" meta:word-count="553" meta:character-count="4008" meta:non-whitespace-character-count="3259"/>
  </office:meta>
</office:document-meta>
</file>